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eroi Beaulieu; Franz Delitzsc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8">94/</text:p>
      <text:p text:style-name="P7">About the work/</text:p>
      <text:p text:style-name="P7">"Isra<text:span text:style-name="T2">ë</text:span><text:span text:style-name="T3">l among Nations"/</text:span></text:p>
      <text:p text:style-name="P7"><text:span text:style-name="T3"/></text:p>
      <text:p text:style-name="P6"><text:span text:style-name="T3">[Page 1]</text:span></text:p>
      <text:p text:style-name="P6"><text:span text:style-name="T3">A book which created a sensation, when it was first/ issued, and to which the translation in our vernacular has/ lent greater prominence, is, "Isra</text:span><text:span text:style-name="T2">ë</text:span><text:span text:style-name="T3">l chez les nations", or,/ </text:span><text:span text:style-name="T4">Israel among the nations</text:span><text:span text:style-name="T5">. <text:s/>The volume has already gone/ through four editions and, unless my memory betrays/ me--a not infrequent occurrence--I may add, that/ one of the editions was bought by </text:span><text:span text:style-name="T4">the Israelitish Alliance,</text:span><text:span text:style-name="T5">/ whose central seat is in Paris. <text:s/>The object was to let/ the contents of the popular book be read far and wide,/ by means of the numerous branches and patrons of that/ organization. <text:s/>An English rendition, published in/ New York, elicited a review from two scholarly persons,/ possibly also from more, unknown to me. <text:s/>One of the/ reviewers, who passed on it a favorable judgment, no-/-ticed nevertheless, several inaccuracies, due to a lack/ of thorough familiarity, on the part of the author,/ with rules and practices followed by observant Israel-/ites; the other reviewer equally favorable, still regretted that the author is/ not </text:span><text:soft-page-break/><text:span text:style-name="T5">acquainted with the movement within the syna-/-gogue in this country, where "Reform" has succeeded/ so well, that it walks untramelled. <text:s/>That is a great pity,/ in the reviewer's conception./</text:span></text:p>
      <text:p text:style-name="P6"><text:span text:style-name="T5"/></text:p>
      <text:p text:style-name="P6"><text:span text:style-name="T5">[Page 2]</text:span></text:p>
      <text:p text:style-name="P6"><text:span text:style-name="T5">I admire the courage of a Christian Frenchman/ in boldly attacking Antisemitism, where such </text:span><text:span text:style-name="T6">con-</text:span><text:span text:style-name="T7"> ma-/</text:span><text:span text:style-name="T6">-temptible</text:span><text:span text:style-name="T7"> -lignant writings as "La France Juive" and "La libre/ parole," aiming to injure our people socially and poli-/-tically, have spread among the masses. <text:s/>But my/ criticism </text:span><text:span text:style-name="T6">against the work of</text:span><text:span text:style-name="T7"> on Leroi Beaulieu's work, so/ universally admired, proceeds from entirely different causes/ than from some flaws met in Biblical or post-Biblic-/-al quotations, or from ignorance displayed about the/ rapid strides taken by "American Judaism". <text:s/>My strictures/ have reference to sentiments expressed by the gifted au-/-thor. <text:s/>No doubt, he meant to pay us a compliment/ superlatively </text:span><text:span text:style-name="T6">great</text:span><text:span text:style-name="T7"> high by the following epigramatic[sic!] sayings:/ "The development of the mind in the Jew, has outstripped/ that of the body." <text:s/>And again: "I do not know a more/ intellectual race. <text:s/>The Jew lives mainly by his head."/ <text:s/>But unintentionally, I must judge, the high tribute/ lapses into a debasing accusation. <text:s/>I apply to it, in/ a measure, the sentence of the book of Proverbs, which/ runs thus: "He who blesses his neighbor with a loud/ voice, rising up early in the morning, the blessing/ shall be counted to him a curse," meaning, that his stand-/-ing where very many papers by hear him sound the praises of/ a certain </text:span><text:span text:style-name="T6">man</text:span><text:span text:style-name="T7"> individual will excite jealousy, rankling in other hearts./</text:span></text:p>
      <text:p text:style-name="P6"><text:span text:style-name="T7"/></text:p>
      <text:p text:style-name="P6"><text:span text:style-name="T7">[Page 3]</text:span></text:p>
      <text:p text:style-name="P6"><text:span text:style-name="T7">Even worse than that is the effect in the present instance, because/ of the conclusion which Leroi Beaulieu himself draws from/ his premises. <text:s/>After having extolled the Jew to the/ highest pitch, by reason of his intellectual vigor, he/ continues: "We reproach the Jew for not always sup-/-porting himself by the labor of his hand, but the/ Jew would often be at a loss to do so; since rarely/ has he muscles enough." <text:s/>That is positively untrue./ <text:s/>With my own eyes have I seen many a man born/ in our religion endure bodily fatigue with an ease/ perfectly astonishing. <text:s/>And travellers[sic!] who have/ particularly visited Oriental countries, cannot have/ failed to discover among the children of our race,/ sinewy workmen handling the axe and the hammer/ with almost Samson like </text:span><text:span text:style-name="T6">facility</text:span><text:span text:style-name="T7"> agility. <text:s/>I dislike/ exceedingly this extravagant exaltation of the mind in the Jew,/ to the disparagement of the body, for it is misleading/ and mischief breeding; as proved by the very supreme/ laudation which our French author bestows on </text:span><text:span text:style-name="T6">the</text:span><text:span text:style-name="T7"> us./ </text:span><text:span text:style-name="T6">Jew</text:span><text:span text:style-name="T7"> <text:s/>For, he says: "Deprived of weapons, the Jew/ resorts to the devices of the weak; to cunning, tri-/-ckery and deceit." <text:s/>And in another page, so writes:/</text:span></text:p>
      <text:p text:style-name="P6"><text:span text:style-name="T7"/></text:p>
      <text:p text:style-name="P6"><text:span text:style-name="T7">[Page 4]</text:span></text:p>
      <text:p text:style-name="P6"><text:span text:style-name="T7">"The Jewish conscience, was never allowed full play;/ the meaning of the world 'Honor,' it has never had/ the chance to learn." <text:s/>And further on, predicting/ a reaction for the better, he adds: "long suffering Israel/ will witness the fulfilment[sic!] of prophecies, delayed/ for twenty centuries by the blindness of the Scribes/ and the stubborness[sic!] of the Rabbis." <text:s/>Now, my/ animadversion against a book which has won the/ loud approbation of my people, who regard it as a/ diadem encircling their brows, may be considered the/ effect of pessimism, or of ill-nature. <text:s/>It is neither,/ only I could not suppress deep regret on reading/ the remarks which I have just quoted: The blindness/ of the Scribes and the stubborness[sic!] of the Rabbis" have/ retarded our rising equally vigorous in body as in mind./ <text:s/>They have stolen from our breasts a sense of honor. <text:s/>Brethren./ <text:s/>Those frequently maligned preceptors of Israel have/ scarcely received so groundless a charge ever before. <text:s/>I will/ not draw attention to the lesson from the Pentateuch/ and that from the prophets, to prove our ances-/-tors finished artisans, hardworking laborers, men/ profoundly conscientious, as we read today [Hebrew]/ "acting with fidelity" concerning those engaged in repairing the Temple./ <text:s/>I will not cite our Bezalel and Aholiab, nor/</text:span></text:p>
      <text:p text:style-name="P6"><text:span text:style-name="T7"/></text:p>
      <text:p text:style-name="P6"><text:soft-page-break/><text:span text:style-name="T7">[Page 5]</text:span></text:p>
      <text:p text:style-name="P9"><text:span text:style-name="T5">nor</text:span><text:span text:style-name="T7"> the builders and carpenters and diggers in the/ quaries[sic!] in the time of King Joash, for those/ days were comparatively early stages in our na-/-tional existence. <text:s/>But I will ask my </text:span><text:span text:style-name="T5">brethren</text:span><text:span text:style-name="T7"> hearers/ to read Franz Delitzsch's "Jewish Artisan life." <text:s/>The/ author was a staunch believer in Christianity, but/ he was also a ripe scholar, thoroughly versed in/ Jewish literature and he knew well what he </text:span><text:span text:style-name="T5">spoke</text:span><text:span text:style-name="T7"> wrote/ </text:span><text:span text:style-name="T5">of</text:span><text:span text:style-name="T7"> about. <text:s/>A perusal of that work from his prolific pen,/ will convince the most skeptic, that Jews always/ appreciated the instruction of the inspired Psalmist, </text:span><text:span text:style-name="T5">viz,</text:span><text:span text:style-name="T7">/ [Hebrew] "When thou eatest of/ the fruit of thy labor, happy wilt thou be, and it/ will go well with thee". <text:s/>Why, the despised Rabbis,/ ventured so far in their hyperbolical </text:span><text:span text:style-name="T5">talk</text:span><text:span text:style-name="T7"> language as to/ declare him </text:span><text:span text:style-name="T5">greater</text:span><text:span text:style-name="T7"> who works hard for his living, greater/ than one who fears the Lord [Hebrew]/ And again [Hebrew] "Honorable is/ handicraft, for it ennobles him who practices it./ <text:s/>Nor were those Scribes and Rabbis mere theorists. <text:s/>They/ personally carried out the maxims which they tried to in-/-culcate. <text:s/>They did not sit the whole day in Scientific/ Academies, depending on large emoluments derived </text:span><text:span text:style-name="T5">from</text:span><text:span text:style-name="T7">/ from Congregations, or communities. <text:s/>They went forth to earn a living./</text:span></text:p>
      <text:p text:style-name="P9"><text:span text:style-name="T7"/></text:p>
      <text:p text:style-name="P9"><text:span text:style-name="T7">[Page 6]</text:span></text:p>
      <text:p text:style-name="P9"><text:span text:style-name="T7">For so they taught. <text:s/>Moses told us to choose/ life and eschew death. <text:s/>To choose life signifies to go/ in quest of a trade, to eschew death, signifies to avoid/ idleness which is a canker eating on our vitals. <text:s/>Were/ I now to attempt to </text:span><text:span text:style-name="T5">show how many of</text:span><text:span text:style-name="T7"> point out all the Scribes/ and Rabbis, whom Leroi Beaulieu styles blind and/ stubborn </text:span><text:span text:style-name="T5">gained their daily bread by the sweat of</text:span><text:span text:style-name="T7"> that despite the charge that went about with wide open eyes and careful diligence in search of their/ </text:span><text:span text:style-name="T5">their brows,</text:span><text:span text:style-name="T7"> daily bread, I could not exhaust the subject in a/ single lecture; for, we meet them in every line of/ workmanship, from needle making to the compound-/-ing of rare drugs for the restoration of human health./ <text:s/>Franz Delitzsch reckons a </text:span><text:span text:style-name="T5">great many</text:span><text:span text:style-name="T7"> vast number, and in an ar-/-ticle which I found in a Hebrew Annual, an/ anonymous writer, by whose erudition i discovered/ the renowned Rapoport, mention is made of scores/ of daily labours among men whom in considerateness/ belittles. <text:s/>As to the sense of honor, which/ the French author of "Israel among nations" denies us/ </text:span><text:span text:style-name="T5">by reason</text:span><text:span text:style-name="T7"> as a consequence of long continued persecutions, I will simply/ </text:span><text:span text:style-name="T5">say</text:span><text:span text:style-name="T7"> assert with positiveness that our revered teachers recommended that we/ manifest it in the highest degree. <text:s/>The Talmud/ which was not redacted till the fifth or sixth century/</text:span></text:p>
      <text:p text:style-name="P9"><text:span text:style-name="T7"/></text:p>
      <text:p text:style-name="P9"><text:span text:style-name="T7">[Page 7]</text:span></text:p>
      <text:p text:style-name="P9"><text:span text:style-name="T7">of the Christian era--an era not very propitious/ to Israel--teems with sentences demanding unswerving/ obedience to the strictest probity. <text:s/>We read [Hebrew]/ [Hebrew] "It is forbidden to practise[sic!] deception/ (in business) even towards non-Israelites. <text:s/>"Nay," writes another/ authority, "to steal from a gentile is a heavier sin, for the desecration/ of the name of Israel's God is added to the theft." <text:s/>[Hebrew]/ [Hebrew] <text:s/>So scrupulous were our preceptors/ in that respect, that they exceeded the required limits./ <text:s/>It is related that a certain Rabbi, who was a vine/ grower, lamented before his friends that four hundred casks/ of wine had turned our. <text:s/></text:span><text:span text:style-name="T5">They, in their turn</text:span><text:span text:style-name="T7"> His friends, more candid/ than complimentary, remarked that perhaps it was a/ Divine visitation. <text:s/>At that the Rabbi appeared displeased/ and asked. <text:s/>"Do you suspect me of wrong doing."? <text:s/></text:span><text:span text:style-name="T5">His friend</text:span><text:span text:style-name="T7"> They/ answered. <text:s/>"We have heard that you refuse to your garden-/-er a share of the prunings of your plants, as demanded. <text:s/>Why, retorted the other. <text:s/>"My/ gardener </text:span><text:span text:style-name="T5">has stolen</text:span><text:span text:style-name="T7"> steals the produce itself." <text:s/>The friends then/ quoted the Rabbinical maxim "Whosever[sic!] steals from a/ thief, is no better than a thief." <text:s/>But what strong-/-er evidence of our scribes and Rabbis' [?] sense of honor/ than the following?: We are told by them, that when sum-/-moned before the bar of the highest tribunal, the first question/ put is this [Hebrew] "Hast thou dealt honestly?/</text:span></text:p>
      <text:p text:style-name="P9"><text:span text:style-name="T7"/></text:p>
      <text:p text:style-name="P9"><text:span text:style-name="T7">[Page 8]</text:span></text:p>
      <text:p text:style-name="P9"><text:soft-page-break/><text:span text:style-name="T7">Brethren. <text:s/>I deem it a pity, not that Leroi/ Beaulieu needed a better acquaintance </text:span><text:span text:style-name="T5">with</text:span><text:span text:style-name="T7">/ with our ceremonial laws, that I overlook; not that he failed/ to appreciate the so called "American Judaism";/ </text:span><text:span text:style-name="T5">but</text:span><text:span text:style-name="T7"> that, I care not for, but I deem it a pity that the spirit guiding our Scribes and Rabbis,/ was a star </text:span><text:span text:style-name="T5">hidden</text:span><text:span text:style-name="T7"> which the heavy </text:span><text:span text:style-name="T5">which a</text:span><text:span text:style-name="T7"> cloud of Christian prejudice, hid from his sight. <text:s/>I will ne-/-vertheless </text:span><text:span text:style-name="T5">do</text:span><text:span text:style-name="T7"> give the author of "Isra</text:span><text:span text:style-name="T8">ë</text:span><text:span text:style-name="T7">l Chez les nations" </text:span><text:span text:style-name="T5">the</text:span><text:span text:style-name="T7">/ credit </text:span><text:span text:style-name="T5">of</text:span><text:span text:style-name="T7"> for good intentions, </text:span><text:span text:style-name="T5">for so he ends</text:span><text:span text:style-name="T7"> such he so concludes his now/ celebrated book: "In writing these pages, cast-/-ing off from my lips any word of malevolence;/ refusing to believe that difference in blood has/ put an everlasting enmity between the progeny/ of Japheth and that of Shem, I bear the con-/-sciousness of having contributed a very small/ share towards the work of peace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4T13:08:10.46</meta:creation-date>
    <meta:document-statistic meta:table-count="0" meta:image-count="0" meta:object-count="0" meta:page-count="5" meta:paragraph-count="84" meta:word-count="1839" meta:character-count="11459"/>
    <dc:date>2012-09-04T14:29:05.87</dc:date>
    <dc:creator>Penn Libraries</dc:creator>
    <meta:editing-duration>PT00H00M23S</meta:editing-duration>
    <meta:editing-cycles>1</meta:editing-cycles>
    <meta:generator>OpenOffice.org/3.2$Win32 OpenOffice.org_project/320m12$Build-9483</meta:generator>
  </office:meta>
</office:document-meta>
</file>